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2in" fo:margin-right="0in" fo:text-indent="0.5in" style:auto-text-indent="false">
        <style:tab-stops/>
      </style:paragraph-properties>
    </style:style>
    <style:style style:name="P2" style:family="paragraph" style:parent-style-name="Normal">
      <style:paragraph-properties fo:margin-left="3in" fo:margin-right="0in" fo:text-indent="0in" style:auto-text-indent="false">
        <style:tab-stops/>
      </style:paragraph-properties>
    </style:style>
    <style:style style:name="P3" style:family="paragraph" style:parent-style-name="Normal">
      <style:paragraph-properties fo:margin-left="2.5in" fo:margin-right="0in" fo:text-indent="0in" style:auto-text-indent="false">
        <style:tab-stops/>
      </style:paragraph-properties>
    </style:style>
    <style:style style:name="P4" style:family="paragraph" style:parent-style-name="Normal" style:master-page-name="MP0">
      <style:paragraph-properties style:page-number="auto" fo:break-before="page"/>
    </style:style>
    <style:style style:name="P5" style:family="paragraph" style:parent-style-name="Normal">
      <style:text-properties officeooo:paragraph-rsid="000f63b8"/>
    </style:style>
    <style:style style:name="P6" style:family="paragraph" style:parent-style-name="Normal">
      <style:paragraph-properties fo:margin-left="3in" fo:margin-right="0in" fo:text-indent="0in" style:auto-text-indent="false">
        <style:tab-stops/>
      </style:paragraph-properties>
    </style:style>
    <style:style style:name="T1" style:family="text">
      <style:text-properties officeooo:rsid="000e282c"/>
    </style:style>
    <style:style style:name="T2" style:family="text">
      <style:text-properties officeooo:rsid="000f63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earch Question: How do we execute side-effecting or time consuming code in STM frameworks?</text:p>
      <text:p text:style-name="Normal"><text:tab/>Goal: We are trying to remove a limitation.</text:p>
      <text:p text:style-name="Normal"/>
      <text:p text:style-name="Normal">Introduction (1 page): What is the problem?</text:p>
      <text:p text:style-name="Normal"><text:tab/>Explain the basic idea of STM</text:p>
      <text:p text:style-name="Normal"><text:tab/><text:tab/>Talk about applications of STM</text:p>
      <text:p text:style-name="Normal"><text:tab/><text:tab/><text:tab/>Concurrent data structures for “system programming”</text:p>
      <text:p text:style-name="Normal"><text:tab/><text:tab/><text:tab/><text:tab/>OS/kernel/runtime systems</text:p>
      <text:p text:style-name="Normal"><text:tab/><text:tab/><text:tab/><text:tab/>Ex: video game frameworks, RCU trees in Linux</text:p>
      <text:p text:style-name="Normal"><text:tab/>The problem: STM is limited to side effect free code</text:p>
      <text:p text:style-name="Normal"><text:tab/>Literature review: what have people tried</text:p>
      <text:p text:style-name="Normal"><text:tab/>Overview of our approach</text:p>
      <text:p text:style-name="Normal"><text:tab/><text:tab/>HPX</text:p>
      <text:p text:style-name="Normal"/>
      <text:p text:style-name="Normal">Technical Approach (6 pages)</text:p>
      <text:p text:style-name="Normal"><text:tab/>Overview</text:p>
      <text:p text:style-name="Normal"><text:tab/><text:tab/>Figure 1: UML of system</text:p>
      <text:p text:style-name="Normal"><text:tab/><text:tab/>Components:</text:p>
      <text:p text:style-name="Normal"><text:tab/><text:tab/><text:tab/>Transaction Class</text:p>
      <text:p text:style-name="Normal"><text:tab/><text:tab/><text:tab/>Atomic Class</text:p>
      <text:p text:style-name="Normal"><text:tab/><text:tab/><text:tab/><text:tab/>Local Atomic Class</text:p>
      <text:p text:style-name="Normal"><text:tab/><text:tab/><text:tab/>Atomic Future Class</text:p>
      <text:p text:style-name="Normal"><text:tab/>Transaction Class</text:p>
      <text:p text:style-name="Normal"><text:tab/><text:tab/>Object representing a single transaction.</text:p>
      <text:p text:style-name="Normal"><text:tab/><text:tab/>Not thread-safe.</text:p>
      <text:p text:style-name="P5"><text:soft-page-break/><text:tab/><text:tab/><text:span text:style-name="T2">Templated on type T</text:span></text:p>
      <text:p text:style-name="P5"><text:tab/><text:tab/><text:tab/><text:span text:style-name="T2">Traits for T</text:span></text:p>
      <text:p text:style-name="P5"><text:tab/><text:tab/>Data structures</text:p>
      <text:p text:style-name="Normal"><text:tab/><text:tab/><text:tab/>Ordered map of variables</text:p>
      <text:p text:style-name="Normal"><text:tab/><text:tab/><text:tab/><text:tab/>Copies of data (local values)</text:p>
      <text:p text:style-name="Normal"><text:tab/><text:tab/><text:tab/>Read list</text:p>
      <text:p text:style-name="Normal"><text:tab/><text:tab/><text:tab/><text:tab/>Values at the time of first access</text:p>
      <text:p text:style-name="Normal"><text:tab/><text:tab/><text:tab/><text:span text:style-name="T1">Write set</text:span></text:p>
      <text:p text:style-name="Normal"><text:tab/><text:tab/><text:tab/>Action list</text:p>
      <text:p text:style-name="Normal"><text:tab/><text:tab/><text:tab/><text:tab/>Functions to exec on successful commit</text:p>
      <text:p text:style-name="Normal"><text:tab/><text:tab/><text:tab/>Operations</text:p>
      <text:p text:style-name="Normal"><text:tab/><text:tab/><text:tab/><text:tab/>read()</text:p>
      <text:p text:style-name="Normal"><text:tab/><text:tab/><text:tab/><text:tab/>write()</text:p>
      <text:p text:style-name="P1">Two cases</text:p>
      <text:p text:style-name="P2">* The variable <text:span text:style-name="T1">was</text:span> read <text:span text:style-name="T1">before being</text:span> written <text:span text:style-name="T1">(or wasn't written) </text:span>in this transaction, and is not present in the internal state.</text:p>
      <text:p text:style-name="P2">* <text:span text:style-name="T1">Vice-versa</text:span></text:p>
      <text:p text:style-name="P2">* <text:span text:style-name="T2">Updates, e.g. +=</text:span></text:p>
      <text:p text:style-name="Normal"><text:tab/><text:tab/><text:tab/><text:tab/><text:span text:style-name="T1">t</text:span>hen() </text:p>
      <text:p text:style-name="Normal"><text:tab/><text:tab/><text:tab/><text:tab/><text:span text:style-name="T1">when_all()</text:span></text:p>
      <text:p text:style-name="Normal"><text:tab/><text:tab/><text:tab/><text:tab/>commit()</text:p>
      <text:p text:style-name="P3">1.) Obtain exclusive access to all the variables.</text:p>
      <text:p text:style-name="P3">2.) Compare our recorded reads against the current values (and fail if needed).</text:p>
      <text:p text:style-name="P3">3.) Perform writes, reading from our internal map.</text:p>
      <text:p text:style-name="P3">4.) Perform async operations.</text:p>
      <text:p text:style-name="P3"><text:soft-page-break/>5.) Release exclusive access.</text:p>
      <text:p text:style-name="Normal"><text:tab/>Atomic Class and Local Atomic Class</text:p>
      <text:p text:style-name="Normal"><text:tab/><text:tab/>TODO</text:p>
      <text:p text:style-name="Normal"><text:tab/>Atomic Future Class</text:p>
      <text:p text:style-name="Normal"><text:tab/><text:tab/>TODO</text:p>
      <text:p text:style-name="Normal"><text:tab/>Invariants and Correctness</text:p>
      <text:p text:style-name="Normal">Applications (1 page)</text:p>
      <text:p text:style-name="Normal"><text:tab/>IO example</text:p>
      <text:p text:style-name="Normal"><text:tab/><text:tab/>Logging?</text:p>
      <text:p text:style-name="Normal"><text:tab/>Binary Tree</text:p>
      <text:p text:style-name="Normal">Conclusions/Future Work (1 page)</text:p>
      <text:p text:style-name="Normal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edfb5295ba211bd31ad47d0bad0118690f76407d</meta:generator>
    <meta:initial-creator>wash</meta:initial-creator>
    <dc:creator>Steve Brandt</dc:creator>
    <meta:creation-date>2014-11-13T20:13:00Z</meta:creation-date>
    <dc:date>2014-11-13T14:40:34.178719720</dc:date>
    <meta:editing-cycles>5</meta:editing-cycles>
    <meta:editing-duration>PT18M53S</meta:editing-duration>
    <meta:document-statistic meta:table-count="0" meta:image-count="0" meta:object-count="0" meta:page-count="3" meta:paragraph-count="59" meta:word-count="243" meta:character-count="1620" meta:non-whitespace-character-count="1323"/>
    <meta:template xlink:type="simple" xlink:actuate="onRequest" xlink:title="" xlink:href="Normal.dotm"/>
  </office:meta>
</office:document-meta>
</file>